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31049b" fo:background-color="#ffff00"/>
    </style:style>
    <style:style style:name="P3" style:family="paragraph" style:parent-style-name="Standard">
      <style:text-properties fo:background-color="#ff4000"/>
    </style:style>
    <style:style style:name="P4" style:family="paragraph" style:parent-style-name="Standard">
      <style:text-properties officeooo:paragraph-rsid="0031049b"/>
    </style:style>
    <style:style style:name="P5" style:family="paragraph" style:parent-style-name="Standard">
      <style:text-properties officeooo:paragraph-rsid="003287af"/>
    </style:style>
    <style:style style:name="P6" style:family="paragraph" style:parent-style-name="Standard">
      <style:text-properties fo:background-color="#ffff00"/>
    </style:style>
    <style:style style:name="P7" style:family="paragraph" style:parent-style-name="Standard">
      <style:text-properties officeooo:paragraph-rsid="00393891"/>
    </style:style>
    <style:style style:name="P8" style:family="paragraph" style:parent-style-name="Standard">
      <style:text-properties fo:color="#c9211e" loext:opacity="100%" officeooo:paragraph-rsid="003287af"/>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4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P1">-The introduction lacks a better description of the biochemical particularities of ancient DNA.</text:p>
      <text:p text:style-name="P1">The intro would gain by describing aDNA post-mortem degradation, modelling of aDNA</text:p>
      <text:p text:style-name="Standard"><text:span text:style-name="T1">degradation and implementations used in the thesis to deal with it (e.g.</text:span> Atlas).</text:p>
      <text:p text:style-name="P1">p. 16 middle – ’target’ haploid – is introduced as a concept that should be useful to be</text:p>
      <text:p text:style-name="P1">defined (otherwise ‘haploid’ has a broader meaning)</text:p>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text:p>
      <text:p text:style-name="P1">p. 21 third line a word probably missing, ‘order’</text:p>
      <text:p text:style-name="P1">p. 22. ‘to confidently call heterozygous genotypes’ – only heterozygous? Consider</text:p>
      <text:p text:style-name="P1">removing ‘heterozygous’ or replacing it with ‘diploid’</text:p>
      <text:p text:style-name="P1">p. 24 subsection title [uses of?] chromopainter [in] ancient DNA?</text:p>
      <text:p text:style-name="P1">p. 24 first para, typos ‘fruit[s]’, ‘difficult[y]’</text:p>
      <text:p text:style-name="P1">p. 25, 2nd line ‘ the the ability’</text:p>
      <text:p text:style-name="P1">p. 25, 2nd para, ‘approximately 31’ consider ‘more than 30’</text:p>
      <text:p text:style-name="P1">p. 26 4-5th lines, ‘to infer identify’ – one verb too many</text:p>
      <text:p text:style-name="P1">p. 29 end of 2nd para, consider adding QUILT to methods that take BAMs and estimate</text:p>
      <text:p text:style-name="P1">lilelihoods in the process</text:p>
      <text:p text:style-name="P6">p. 30-1 section on overlaps between genotyping arrays might include reference to the</text:p>
      <text:p text:style-name="P6">ascertainment biases mentioned on p. 20, as well as commercial (Illumina vs Affymetrix)</text:p>
      <text:p text:style-name="P6">reasons for SNP selection differences. SNP ascertainment of the Human Origins Array</text:p>
      <text:p text:style-name="P6">combines, in fact, 13 different strategies (Patterson et al. 2012).</text:p>
      <text:p text:style-name="P1">p. 31, 6th line, ‘is analyse’ consider replacing with ‘is needed for’</text:p>
      <text:p text:style-name="Standard"/>
      <text:p text:style-name="Standard">Chapter 2</text:p>
      <text:p text:style-name="Standard">-In this chapter and in the thesis in general, the descriptions of pipelines are difficult to follow.</text:p>
      <text:p text:style-name="Standard">We suggest the pipelines for each chapter are presented schematically through the use of</text:p>
      <text:p text:style-name="Standard">figures (and tables where reporting variant numbers and precision and sensitivity by</text:p>
      <text:p text:style-name="Standard">heterozygous and homozygous positions or by minor allele frequency). This will improve the</text:p>
      <text:p text:style-name="P5">readability of the chapters. </text:p>
      <text:p text:style-name="P5"/>
      <text:p text:style-name="P5">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Reporting of variant numbers that pass different steps of the pipelines.;</text:p>
      <text:p text:style-name="P5"/>
      <text:p text:style-name="Standard">-The algorithm of ChromoPainterUncertainty is not fluently explained. Confusing writing.</text:p>
      <text:p text:style-name="Standard">Confusing notation. This needs to be rewritten.</text:p>
      <text:p text:style-name="P1">-Equation 2.1 and 2.2 are not sufficiently well explained in words. There are errors in the</text:p>
      <text:p text:style-name="P1">notation. This is fundamental for the understanding of the thesis.</text:p>
      <text:p text:style-name="P1">p. 37, should ‘Note that above (3) reduces (1)’ be ‘Note that above (2.2) reduces (2.1)’?</text:p>
      <text:p text:style-name="P1">-Carefully consider whether the category Jewish can be used when comparing other</text:p>
      <text:p text:style-name="P1">populations based on geographical location and not on religious affiliation.</text:p>
      <text:p text:style-name="P1">p. 34, 3rd line, ‘each genetic region’ -&gt; ‘each autosomal region’</text:p>
      <text:p text:style-name="P3">p. 35 ‘ is the probability of a mutation occurring’ – which sounds like a definition of</text:p>
      <text:p text:style-name="P3">‘mutation rate’. Would it rather be the probability of inter-individual difference in a</text:p>
      <text:p text:style-name="P3"><text:soft-page-break/>population that is meant here?</text:p>
      <text:p text:style-name="P1">p. 35 ‘a single recipient individuals copies’</text:p>
      <text:p text:style-name="P1">p. 36 ‘uncertainty in imputed genotype calls’</text:p>
      <text:p text:style-name="P6">p. 36, explain why dosage score is used rather than maxGP in defining uncertainty and</text:p>
      <text:p text:style-name="P6">whether there would be a difference between the two approaches in defining G and U? In</text:p>
      <text:p text:style-name="P6">cases where ‘1|1’ call has low likelihood would it be clearly distinct from ‘1|0’ cases of high</text:p>
      <text:p text:style-name="P6">likelihood when considering only dosage?</text:p>
      <text:p text:style-name="P6">p. 37, list of ancient genomes – would be helpful to add their average depth estimates</text:p>
      <text:p text:style-name="P1">p. 38, calling 77M sites from 1000 GP without any filter? E.g. MAC 5 typically used to</text:p>
      <text:p text:style-name="P1">exclude false positive SNPs in the reference panel.</text:p>
      <text:p text:style-name="P1">p. 40, ‘only GLIMPSE runs quickly enough to analyse SNPs with sequence-level density.’</text:p>
      <text:p text:style-name="P1">is not perhaps totally clear and correct assessment in comparison with BEAGLE</text:p>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text:p>
      <text:p text:style-name="P1">p. 41, 3rd line, ‘to produced’</text:p>
      <text:p text:style-name="P1">p. 42, explain whether when calculating precision and sensitivity only those variant</text:p>
      <text:p text:style-name="P1">positions that overlap between the target sample and the reference panel were considered</text:p>
      <text:p text:style-name="P1">p. 45, 3rd line from bottom, ‘reasonably’ -&gt; ‘reasonable’</text:p>
      <text:p text:style-name="P1">p. 47, what exactly is bias here and how measured?</text:p>
      <text:p text:style-name="P1">p. 47, two times mitigate in one sentence</text:p>
      <text:p text:style-name="Standard">p. 50, imputation results, it would be helpful to report/table besides the accuracy other</text:p>
      <text:p text:style-name="Standard">stats considered after the GLIMPSE imputation, e.g. the number of retained heterozygous</text:p>
      <text:p text:style-name="Standard">sites, proportion of missingness in REF/REF, HET, ALT/ALT calls. Were het versus hom</text:p>
      <text:p text:style-name="Standard">calls considered separately in sensitivity and precision estimation?</text:p>
      <text:p text:style-name="P1">p. 51, considering the relationship with SNP frequency explain if any minor allele frequency</text:p>
      <text:p text:style-name="P1">thresholds were applied before estimating the accuracy</text:p>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text:p>
      <text:p text:style-name="Standard">p. 53 – what can be concluded from these analyses?</text:p>
      <text:p text:style-name="Standard">p. <text:span text:style-name="T1">62, Figure 2.8 – were all ancient samples projected?</text:span></text:p>
      <text:p text:style-name="P1">p. 63, what imputation tool did Margaryan et al. use and how to interpret the difference of</text:p>
      <text:p text:style-name="P1">their finding that fineSTRUCTURE groupings, containing individuals as low as 0.1x</text:p>
      <text:p text:style-name="P1">coverage, were not driven by coverage?</text:p>
      <text:p text:style-name="Standard">p. <text:span text:style-name="T1">63, “Consistent with previous the results,”</text:span></text:p>
      <text:p text:style-name="Standard">p. <text:span text:style-name="T1">64, LBK excluded because anomalously poor results, in what sense?</text:span></text:p>
      <text:p text:style-name="P1">p. 63, last section, I suppose reference to Figure 2.10 should be made?</text:p>
      <text:p text:style-name="Standard">p. <text:span text:style-name="T1">67, “However, there is a degree of noise..” needs further clarification what is meant.</text:span></text:p>
      <text:p text:style-name="Standard">p. <text:span text:style-name="T1">67, “These results suggest that imputation introduces a degree of bias into 0.1x…” – As</text:span></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text:p>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text:p>
      <text:p text:style-name="P1">p. 68, considering the stated shifts towards the centre of the PCA it might be helpful to</text:p>
      <text:p text:style-name="P1">show the x=0 and y=0 lines on the plot.</text:p>
      <text:p text:style-name="Standard">p. 70, section 2.7.2 – besides the bias towards reference panel, can the bias to reference</text:p>
      <text:p text:style-name="Standard">sequence be shown/tabled e.g. by GP&lt;0.99 call differences from high coverage calls of</text:p>
      <text:p text:style-name="Standard"><text:soft-page-break/>ALT/ALT and HET than REF/REF</text:p>
      <text:p text:style-name="Standard">p. <text:span text:style-name="T1">70, “Therefore, we can compare the amount [of] different..”</text:span></text:p>
      <text:p text:style-name="P1">p. 71, “the largest different[ce]”</text:p>
      <text:p text:style-name="P1">p. 72, “then calculated r-squared between copyvectors..”, correlations using r2?, consider</text:p>
      <text:p text:style-name="P1">rephrasing</text:p>
      <text:p text:style-name="Standard">p. <text:span text:style-name="T1">74, RAF – unclear what it is – “variants with a low frequency” –should be specified to be</text:span></text:p>
      <text:p text:style-name="P1">either minor, derived, or non-reference allele frequency. “RAF refers to the frequency of</text:p>
      <text:p text:style-name="P1">the allele..” – of which allele?</text:p>
      <text:p text:style-name="P1">p. 74, “cop[y]vector”; also the statement about no improvement in Table 2.3 unclear: the 1-</text:p>
      <text:p text:style-name="P1">TVD values seem to be consistently higher for r than s and u in case of 0.1x although</text:p>
      <text:p text:style-name="P1">indeed not improved in case of 0.5x.</text:p>
      <text:p text:style-name="Standard">p. <text:span text:style-name="T1">79, “As it [is] not possible..“</text:span></text:p>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P1">p. 80, there is a lonely z underneath Table 2.6</text:p>
      <text:p text:style-name="P1">p. 83, “quality score significantly can significantly“</text:p>
      <text:p text:style-name="P2">p. 84, “Thus, [t]he results presented in“</text:p>
      <text:p text:style-name="P2"/>
      <text:p text:style-name="P4">Chapter 3</text:p>
      <text:p text:style-name="Standard">p. <text:span text:style-name="T1">86, “..at different periods in the previous three centuries..” – only just?</text:span> rephrase</text:p>
      <text:p text:style-name="P1">p. 86, “but it [is] though”</text:p>
      <text:p text:style-name="Standard">p. <text:span text:style-name="T1">88, “The latter approach is more powerful at detecting recent shared [what?] because it</text:span></text:p>
      <text:p text:style-name="P1">finds who an individual shares ancestry with overall” – consider rephrasing</text:p>
      <text:p text:style-name="P1">p. 90, last line, UK10K is part of HRC</text:p>
      <text:p text:style-name="Standard">p. <text:span text:style-name="T1">94, “An alternative option to using Origins” – an alternative to what, Human Origins</text:span></text:p>
      <text:p text:style-name="P1">dataset?</text:p>
      <text:p text:style-name="P1">p. 95, “the samples in the U.K. Biobank dataset do not have any associated population or</text:p>
      <text:p text:style-name="P1">ethnic group labels” – might be worth specifying that except for the Data-field 20115,</text:p>
      <text:p text:style-name="P1">Country of Birth (non-UK origin) - even though self-reported and not ethnic group level</text:p>
      <text:p text:style-name="P1">information</text:p>
      <text:p text:style-name="P1">p. 97, last sentence ends abruptly “but had less than” and does not seem to continue on</text:p>
      <text:p text:style-name="P1">the next page</text:p>
      <text:p text:style-name="Standard">p. 99, because of specific SNP ascertainment strategies a sizeable fraction of Human</text:p>
      <text:p text:style-name="Standard">Origins SNPs have a very low frequency – explain whether MAF filters were used and</text:p>
      <text:p text:style-name="Standard">whether the 535,544 SNPs include also invariable positions in target samples</text:p>
      <text:p text:style-name="P1">p. 100. “Whilst it seems counter-intuitive that there is more power using a smaller number</text:p>
      <text:p text:style-name="P1">of SNPS” – explain more explicitly whether these results suggest that there is no benefit of</text:p>
      <text:p text:style-name="P1">using more than 50K SNPs with ChromoPainter</text:p>
      <text:p text:style-name="P1">p. 100 “Imputation methods rely on identifying reference haplotypes” – generalization that</text:p>
      <text:p text:style-name="P1">does not apply to reference-free imputation methods such as STITCH</text:p>
      <text:p text:style-name="P1">p. 101, “one of the few west African group[s]“</text:p>
      <text:p text:style-name="P6">8p. 102, “Put together, these results suggest that using imputed data would introduce</text:p>
      <text:p text:style-name="P6">a level of bias and loss of information“ – what level of bias? Some bias is indeed expected,</text:p>
      <text:p text:style-name="P6">but what impact does it have?</text:p>
      <text:p text:style-name="Standard">p. <text:span text:style-name="T1">102 “Therefore, in all later analysis, I chose to use the approximately 70,000 non-</text:span></text:p>
      <text:p text:style-name="P1">imputed SNPs” – not exactly true, rephrase, as later on, p. 116, same analyses reported</text:p>
      <text:p text:style-name="P1">also on imputed data.</text:p>
      <text:p text:style-name="Standard">p. <text:span text:style-name="T1">113-4, “There are several interesting results. For example, there are 2,263 individuals</text:span></text:p>
      <text:p text:style-name="P1">who were born in the Caribbean.” – why is this interesting?</text:p>
      <text:p text:style-name="P1">p. 118 “with recent African [ancestry] are distributed”</text:p>
      <text:p text:style-name="P1"><text:soft-page-break/>p. 118, mij and mj definitions check</text:p>
      <text:p text:style-name="Standard">p. <text:span text:style-name="T2">120, “Further, I found that using imputed genotypes may significantly reduce the power</text:span></text:p>
      <text:p text:style-name="P6">of a painting..” – explain what exactly does this reduced power mean, and, how generally</text:p>
      <text:p text:style-name="P6">this claim can be made – about all imputation methods, imputation from array based</text:p>
      <text:p text:style-name="P6">genotype data, specific array? Add more detail, similarly to other statements made, e.g. “I</text:p>
      <text:p text:style-name="P6">did not find evidence for structure in how African ancestry was distributed across the U.K.,</text:p>
      <text:p text:style-name="P6">based on the testing centre that participants registered at.”</text:p>
      <text:p text:style-name="Standard"/>
      <text:p text:style-name="Standard">Chapter 4</text:p>
      <text:p text:style-name="Standard">p. <text:span text:style-name="T1">124 “SNP-based studies have shown that there is only very weak substructure [152].</text:span></text:p>
      <text:p text:style-name="P1">Questions remain as to the origin of this East-West structure; is it recent structure, or does</text:p>
      <text:p text:style-name="P1">it persist to the Middle Ages or earlier?” – unclear about the East-West structure here as</text:p>
      <text:p text:style-name="P1">the cited paper reports “that there exists a low genetic differentiation between the samples</text:p>
      <text:p text:style-name="P1">along a north-south gradient within Germany”, and, unclear about the directionality of time</text:p>
      <text:p text:style-name="P1">in ‘persist to the Middle Ages’</text:p>
      <text:p text:style-name="Standard">p. <text:span text:style-name="T1">127, “To determine the mtDNA and y-chromosome haplogroups for each newly</text:span></text:p>
      <text:p text:style-name="P1">sequenced ancient sample, I used Haplogrep..” note that this tool only works on mtDNA</text:p>
      <text:p text:style-name="P1">p. 128, PLINK PCA, unclear how the pre-imputation genotypes were obtained – were</text:p>
      <text:p text:style-name="P1">these called in form of haploid/diploid genotypes or genotype likelihoods and as PLINK</text:p>
      <text:p text:style-name="P1">does not take likelihoods or haploid calls how was the uncertainty dealt with? If directly</text:p>
      <text:p text:style-name="P1">called genotypes</text:p>
      <text:p text:style-name="Standard">p. <text:span text:style-name="T1">128, Table 4.1 – date estimates given in which units, before present? Or rather BC,</text:span></text:p>
      <text:p text:style-name="P1">except for the medieval?</text:p>
      <text:p text:style-name="Standard">p. <text:span text:style-name="T1">130, Table 4.2 – mention source (HellBus) in the table footnote.</text:span></text:p>
      <text:p text:style-name="Standard"><text:span text:style-name="T1">p. 134, “with other literature samples” – with other ‘published samples’?</text:span>;</text:p>
      <text:p text:style-name="Standard">p. 135, “fineSTRUCTURE grouped Erg1 with two samples from Upper</text:p>
      <text:p text:style-name="P7">Palaeolithic/Neolithic Italy” – re<text:span text:style-name="T2">8p. 102, “Put together, these results suggest that using imputed data would introduce</text:span></text:p>
      <text:p text:style-name="P6">a level of bias and loss of information“ – what level of bias? Some bias is indeed expected,</text:p>
      <text:p text:style-name="P7"><text:span text:style-name="T2">but what impact does it have?</text:span>fer to figure/table where these results are shown, Figure</text:p>
      <text:p text:style-name="Standard">4.4.?</text:p>
      <text:p text:style-name="P8">- F-STATISTIC should explain the logic of using the populations selected for a general</text:p>
      <text:p text:style-name="P8">reader without knowledge of human evolution. Please state specifically the hypothesis you</text:p>
      <text:p text:style-name="P8">are testing.</text:p>
      <text:p text:style-name="Standard">p. <text:span text:style-name="T1">136, Figure title “Principle component analysis of genotype matrix” – perhaps instead of</text:span></text:p>
      <text:p text:style-name="P1">genotype matrix a more informative name for the presented dataset can be used?</text:p>
      <text:p text:style-name="P1">p. 138, the Z&gt;3 score for f4(Erg1,Din2,WHG,Mbuti) interpreted as a possible outcome of</text:p>
      <text:p text:style-name="P1">multiple testing – how does this relate to WHG admixture results in the next section 4.3.3?</text:p>
      <text:p text:style-name="P1">consider rephrasing in this context here more as an uncertainty whether admixture or</text:p>
      <text:p text:style-name="P1">multiple testing error rather than resolving for the latter</text:p>
      <text:p text:style-name="P1">p. p. 139, qpAdm result on Erg1 – specify where shown, Figure 4.7? not referred to; Erg2</text:p>
      <text:p text:style-name="P1">qpAdm results showing no HG admixture mentioned, but the SOURCEFIND results show</text:p>
      <text:p text:style-name="P1">some level of admixture, explain and rephrase the statements in the text</text:p>
      <text:p text:style-name="P6">p. 140, the same, reference to relevant figures needed for MOSAIC and SOURCEFIND</text:p>
      <text:p text:style-name="P6">results within the first paragraph where the results are first mentioned.</text:p>
      <text:p text:style-name="P1">p. 146, “from a source closest to an Alamannic-Frankish sample” – from which published</text:p>
      <text:p text:style-name="P1">source?</text:p>
      <text:p text:style-name="Standard">p. <text:span text:style-name="T1">146, “The estimated Fst” – how, where explained?</text:span></text:p>
      <text:p text:style-name="Standard">p. <text:span text:style-name="T1">148, “However, the two Germanic samples fall into a fineSTRUCTURE cluster with a set</text:span></text:p>
      <text:p text:style-name="P1">of contemporaneous samples from Northern Europe, including 10-11th century Vikings</text:p>
      <text:p text:style-name="P1">from Estonia, Sweden and Iceland,” – where presented? On Figure 4.4 no Vikings are</text:p>
      <text:p text:style-name="P1">shown. If not shown anywhere include ‘data not shown’. Which sources used for Early</text:p>
      <text:p text:style-name="P1"><text:soft-page-break/>Slavic samples?</text:p>
      <text:p text:style-name="P1">p. 148 “and has was [been] dated”</text:p>
      <text:p text:style-name="P1">9p. 150, “whilst DIN2 showed no evidence of admixture” – but it does according to figures</text:p>
      <text:p text:style-name="P1">4.7 and 4.8, modify text to explain</text:p>
      <text:p text:style-name="P6">p. 150, on the origin of the southern component in the Cherry Tree Cave Iron Age</text:p>
      <text:p text:style-name="P6">samples “The most plausible source of this ancestry is from Italy, with the best source in</text:p>
      <text:p text:style-name="P6">the dataset being the cluster of Renaissance samples from Antonio et al (2019) [59], date</text:p>
      <text:p text:style-name="P6">to between 282 - 354 AD. How exactly does this work considering the Cherry Tree Cave</text:p>
      <text:p text:style-name="P6">samples are from 6th century BC, i.e. more than 800 years older? Consider</text:p>
      <text:p text:style-name="P6">rephrasing/modifying the text. Similarly the time scale does not seem to fit with the</text:p>
      <text:p text:style-name="P6">Lombards in Italy and their migration to Southern Germany, at least not from Italy, unless</text:p>
      <text:p text:style-name="P6">considering the possibility of Lombard ancestors before them reaching Italy? But then this</text:p>
      <text:p text:style-name="P6">would not explain the presence of Italian ancestry in Iron Age Germans of the Cherry Tree</text:p>
      <text:p text:style-name="P6">Cave.</text:p>
      <text:p text:style-name="Standard">p. <text:span text:style-name="T1">151, “The arrival of Yamnaya-like ancestry from this early (2762BC) [period? Or what</text:span></text:p>
      <text:p text:style-name="P1">exactly?] represents..”</text:p>
      <text:p text:style-name="Standard"/>
      <text:p text:style-name="Standard">Chapter 5</text:p>
      <text:p text:style-name="P1">pp. 152-4 reference to Figure 5.1 should be made in text where talking about the three</text:p>
      <text:p text:style-name="P1">Slavic groupings, currently this figure, which is useful for presenting the relevant</text:p>
      <text:p text:style-name="P1">geographic context, is not cited anywhere in the text.</text:p>
      <text:p text:style-name="Standard">p. 156, questions – if the material is specifically focused on Czech samples then it would</text:p>
      <text:p text:style-name="Standard">make more sense to formulate the questions also accordingly, e.g. “Is there evidence of</text:p>
      <text:p text:style-name="Standard">genetic change between Migration period and Early Middle Ages in the area of present-</text:p>
      <text:p text:style-name="Standard">day Czech Republic”. “Do the labels “Migration Period” and “Early Middle Ages” make</text:p>
      <text:p text:style-name="Standard">sense” is too perhaps a bit too vague question and should be rephrased. Can the evidence</text:p>
      <text:p text:style-name="Standard">from these 17 samples indeed be used to show no continuity, explain whether continuity is</text:p>
      <text:p text:style-name="Standard">your H0 and change H1?</text:p>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P1">p. 157, “imputation and phasing pipeline to generate genotype likelihoods..” – does the</text:p>
      <text:p text:style-name="P1">imputation output indeed report genotype likelihoods (GL) or genotype probabilities (GP),</text:p>
      <text:p text:style-name="P1">which (the latter) would consider the haplotypes in the reference panel</text:p>
      <text:p text:style-name="Standard">p. <text:span text:style-name="T3">158, “I retained only the 500,000 markers with the lowest amount of missingness”, by</text:span></text:p>
      <text:p text:style-name="P3">what cut-off value, was this done after the MS-POBI-HellBus merging – how many SNPs</text:p>
      <text:p text:style-name="P3">were retained after the merging?</text:p>
      <text:p text:style-name="P1">p. 161, “the Migration Period samples are heterogeneous are [and] not likely to originate”</text:p>
      <text:p text:style-name="P1">p. 162, a table without title or footnote. Is this table related to the last paragraph of the</text:p>
      <text:p text:style-name="P1">methods, “..and the following sets as surrogates”?</text:p>
      <text:p text:style-name="Standard">p. <text:span text:style-name="T1">164, “LIB4 and LIB5 cluster together with Early Iron Age and Renaissance samples from</text:span></text:p>
      <text:p text:style-name="P1">Italy” – cluster is perhaps a too strong word considering almost equal distance to Anatolia</text:p>
      <text:p text:style-name="P1">Neolithic and the absence of other (than Bavarian and Italian) Iron Age samples from</text:p>
      <text:p text:style-name="P1">Europe on the plots, consider rephrasing</text:p>
      <text:p text:style-name="Standard">p. 165, “Historical evidence cites alliances between Slavs and Lombards in the 5th century</text:p>
      <text:p text:style-name="Standard">[195].” – consider including and discussing in this context the direct ancient DNA evidence</text:p>
      <text:p text:style-name="Standard">from the Longobards (Amorim et al. 2018 Nat Comm)?</text:p>
      <text:p text:style-name="Standard"><text:soft-page-break/>p. <text:span text:style-name="T1">“LIB12 displays ancestry which is more typical of the preceding Central European</text:span></text:p>
      <text:p text:style-name="P1">Bronze Age,” – note difference between the LIB12 neighbours on Fig. 5.2 and 5.3? In the</text:p>
      <text:p text:style-name="P1">latter it is closest to bavaria_zuzana and Lombards.</text:p>
      <text:p text:style-name="P1">p. 165, “All 12 samples cluster in the same fineSTRUCTURE group (named Slavic Early</text:p>
      <text:p text:style-name="P1">Middle Age II)” – is this with reference to Fig. 5.3? – cannot find such label there, the label</text:p>
      <text:p text:style-name="P1">shows on Fig. 5.2 but the red samples cover much wider space including Bavarian Bronze</text:p>
      <text:p text:style-name="P1">Age and GoldenHordeEuro as well as Mesolithic and other labels.</text:p>
      <text:p text:style-name="Standard">10p. <text:span text:style-name="T1">165, “SOURCEFIND showed ..” – is there a figure or a table? Also the claimed</text:span></text:p>
      <text:p text:style-name="P1">relationships are difficult to follow on Figure D.7.</text:p>
      <text:p text:style-name="Standard"><text:span text:style-name="T1">p. 169, “affinity to present-day Greek individuals” is difficult to tell from Fig.</text:span> 5.7</text:p>
      <text:p text:style-name="P1">p. 174, Fig. 5.10, 2-way admixture involving which sources? Which samples, groups</text:p>
      <text:p text:style-name="P1">considered as the targets of admixture? What is the difference between green and blue</text:p>
      <text:p text:style-name="P1">boxes?</text:p>
      <text:p text:style-name="Standard">p. 175, “source best represented by present-day Uygurs” – what could be the historical</text:p>
      <text:p text:style-name="Standard">event that could explain this? Can Finno-Ugric (FU) substrate, that has been estimated to</text:p>
      <text:p text:style-name="Standard">have Yukaghir component due to an Iron Age migration as the likeliest source, be ruled out</text:p>
      <text:p text:style-name="Standard">here as the source?</text:p>
      <text:p text:style-name="Standard">p. 176, continuity exists or not statements – what exactly do these mean? No continuity</text:p>
      <text:p text:style-name="Standard">between modern and Migration Period samples, does the statement mean complete</text:p>
      <text:p text:style-name="Standard">replacement (no continuity at all) or significant level of change (continuity and change by</text:p>
      <text:p text:style-name="Standard">drift only model can be ruled out)?</text:p>
      <text:p text:style-name="Standard">p. <text:span text:style-name="T1">177, “Alternatively, it is possible these individuals are a leftover from a historically</text:span></text:p>
      <text:p text:style-name="P1">described Lombard migration that moved from Northern Germany through</text:p>
      <text:p text:style-name="P1">Czechia, Slovakia, Hungary and ended up in Lombardia (Z. Hofmanova, personal</text:p>
      <text:p text:style-name="P1">communication).” – such migration can explain Germanic ancestry in northern Italy.</text:p>
      <text:p text:style-name="P1">Unclear how could it explain Mediterranean ancestry in Czech region at such early dates.</text:p>
      <text:p text:style-name="P1">Can migrations related to Roman armies be ruled out? Also, are there distinct Italian and</text:p>
      <text:p text:style-name="P1">Greek sources at play, as discussed in text in relation to different analyses? Modify text</text:p>
      <text:p text:style-name="Standard"/>
      <text:p text:style-name="Standard">Chapter 6</text:p>
      <text:p text:style-name="P1">p. 179, “copyvectors of &gt;0.5x downsamples show a high correspondence..” – with or</text:p>
      <text:p text:style-name="P1">without imputation? If imputed then worth also mentioning GLIMPSE</text:p>
      <text:p text:style-name="P1">p. 179, “I also found evidence of imputation bias towards the reference (Fig. 2.13).” Worth</text:p>
      <text:p text:style-name="P1">specifying whether it is reference sequence or reference panel bias. Might be helpful to</text:p>
      <text:p text:style-name="P1">clarify this also with regards to the statement on page 133, with reference to [48], that</text:p>
      <text:p text:style-name="Standard"><text:span text:style-name="T1">imputation reduces reference sequence bias.</text:span> In light of the negative correlations between</text:p>
      <text:p text:style-name="Standard">precision and age of the ancient target samples it might be helpful to expand on whether</text:p>
      <text:p text:style-name="Standard">the mentioned biases are dependent on how distant the chosen reference panel is to a</text:p>
      <text:p text:style-name="Standard">sample.</text:p>
      <text:p text:style-name="Standard">p. <text:span text:style-name="T1">181, “Iron Age Italian sourced”</text:span></text:p>
      <text:p text:style-name="P1">p. 181, “which may be related the migrations of Lombard populations” – rephrase or clarify</text:p>
      <text:p text:style-name="P1">how Italian ancestry in pre-Roman Iron Age could be related to Lombard migration more</text:p>
      <text:p text:style-name="P1">than 800 years later. Lombards would have brought ‘Germanic/Scandinavian’ ancestry to</text:p>
      <text:p text:style-name="P1">North Italy rather than Italian ancestry to Germany.</text:p>
      <text:p text:style-name="Standard">p. 182, recommendations should be more specific, e.g. recommendations on GLIMPSE-</text:p>
      <text:p text:style-name="Standard">based imputation more specifically rather than all imputation methods gener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7:06:36.874284096</meta:creation-date>
    <dc:date>2022-04-24T12:19:02.862630657</dc:date>
    <meta:editing-duration>PT11H36M54S</meta:editing-duration>
    <meta:editing-cycles>13</meta:editing-cycles>
    <meta:generator>LibreOffice/7.2.6.2$Linux_X86_64 LibreOffice_project/20$Build-2</meta:generator>
    <meta:document-statistic meta:table-count="0" meta:image-count="0" meta:object-count="0" meta:page-count="6" meta:paragraph-count="291" meta:word-count="3414" meta:character-count="21124" meta:non-whitespace-character-count="17944"/>
  </office:meta>
</office:document-meta>
</file>